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29b" officeooo:paragraph-rsid="00039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EÑO DE PRIMERS (cebadores o iniciadores)</text:p>
      <text:p text:style-name="P1"/>
      <text:p text:style-name="P1">Gen de interés: se delimita cortando con enzimas de restricción</text:p>
      <text:p text:style-name="P1"/>
      <text:p text:style-name="P1">PCR: permite amplificar billones de veces moléculas de adn.</text:p>
      <text:p text:style-name="P1">Primers: desde el trozo que corta la enzima de restricción hasta el principio del gen de inter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27:37.332095114</meta:creation-date>
    <dc:date>2018-11-05T15:33:57.262162977</dc:date>
    <meta:editing-duration>PT6M22S</meta:editing-duration>
    <meta:editing-cycles>1</meta:editing-cycles>
    <meta:document-statistic meta:table-count="0" meta:image-count="0" meta:object-count="0" meta:page-count="1" meta:paragraph-count="4" meta:word-count="42" meta:character-count="261" meta:non-whitespace-character-count="223"/>
    <meta:generator>LibreOffice/6.0.3.2$Linux_X86_64 LibreOffice_project/00m0$Build-2</meta:generator>
  </office:meta>
</office:document-meta>
</file>